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477cm" svg:height="1.524cm" svg:x="7.223cm" svg:y="1.88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8.366cm" svg:y="2.143cm">
          <draw:text-box>
            <text:p>Main process</text:p>
          </draw:text-box>
        </draw:frame>
        <draw:custom-shape draw:style-name="gr1" draw:text-style-name="P1" draw:layer="layout" svg:width="6.477cm" svg:height="1.524cm" svg:x="1.508cm" svg:y="7.096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5.715cm" svg:height="1.139cm" svg:x="1.889cm" svg:y="7.35cm">
          <draw:text-box>
            <text:p>generadorAviones</text:p>
          </draw:text-box>
        </draw:frame>
        <draw:connector draw:style-name="gr3" draw:text-style-name="P1" draw:layer="layout" svg:x1="4.746cm" svg:y1="7.35cm" svg:x2="7.223cm" svg:y2="2.651cm" draw:start-shape="id1" draw:end-shape="id2" draw:end-glue-point="3" svg:d="m4746 7350v-4699h2477" svg:viewBox="0 0 2478 4700">
          <text:p/>
        </draw:connector>
        <draw:custom-shape draw:style-name="gr1" draw:text-style-name="P1" xml:id="id5" draw:id="id5" draw:layer="layout" svg:width="6.477cm" svg:height="1.524cm" svg:x="11.033cm" svg:y="7.096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5.715cm" svg:height="1.139cm" svg:x="11.541cm" svg:y="7.35cm">
          <draw:text-box>
            <text:p>consumerAviones</text:p>
          </draw:text-box>
        </draw:frame>
        <draw:connector draw:style-name="gr3" draw:text-style-name="P1" draw:layer="layout" svg:x1="10.461cm" svg:y1="3.413cm" svg:x2="14.398cm" svg:y2="7.35cm" draw:start-shape="id2" draw:end-shape="id3" svg:d="m10461 3413v1969h3937v1968" svg:viewBox="0 0 3938 3938">
          <text:p/>
        </draw:connector>
        <draw:custom-shape draw:style-name="gr1" draw:text-style-name="P1" xml:id="id4" draw:id="id4" draw:layer="layout" svg:width="6.477cm" svg:height="1.524cm" svg:x="10.906cm" svg:y="11.541cm">
          <text:p/>
          <draw:enhanced-geometry svg:viewBox="0 0 21600 21600" draw:type="rectangle" draw:enhanced-path="M 0 0 L 21600 0 21600 21600 0 21600 0 0 Z N"/>
        </draw:custom-shape>
        <draw:frame draw:style-name="gr2" xml:id="id8" draw:id="id8" draw:layer="layout" svg:width="5.715cm" svg:height="1.139cm" svg:x="11.414cm" svg:y="11.795cm">
          <draw:text-box>
            <text:p>dispacherAviones</text:p>
          </draw:text-box>
        </draw:frame>
        <draw:connector draw:style-name="gr3" draw:text-style-name="P1" draw:layer="layout" svg:x1="14.144cm" svg:y1="11.541cm" svg:x2="14.271cm" svg:y2="8.62cm" draw:start-shape="id4" draw:end-shape="id5" svg:d="m14144 11541v-1460h127v-1461" svg:viewBox="0 0 128 2922">
          <text:p/>
        </draw:connector>
        <draw:custom-shape draw:style-name="gr1" draw:text-style-name="P1" xml:id="id6" draw:id="id6" draw:layer="layout" svg:width="6.477cm" svg:height="1.524cm" svg:x="1.762cm" svg:y="17.12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3.54cm" svg:y="17.383cm">
          <draw:text-box>
            <text:p>controlador</text:p>
          </draw:text-box>
        </draw:frame>
        <draw:custom-shape draw:style-name="gr1" draw:text-style-name="P1" xml:id="id7" draw:id="id7" draw:layer="layout" svg:width="6.477cm" svg:height="1.524cm" svg:x="6.08cm" svg:y="20.68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7.223cm" svg:y="20.939cm">
          <draw:text-box>
            <text:p>controlador</text:p>
          </draw:text-box>
        </draw:frame>
        <draw:connector draw:style-name="gr3" draw:text-style-name="P1" draw:layer="layout" svg:x1="8.239cm" svg:y1="17.891cm" svg:x2="10.906cm" svg:y2="12.303cm" draw:start-shape="id6" draw:start-glue-point="1" draw:end-shape="id4" draw:end-glue-point="3" svg:d="m8239 17891h1333v-5588h1334" svg:viewBox="0 0 2668 5589">
          <text:p/>
        </draw:connector>
        <draw:connector draw:style-name="gr3" draw:text-style-name="P1" draw:layer="layout" draw:line-skew="2.733cm" svg:x1="9.318cm" svg:y1="20.685cm" svg:x2="14.271cm" svg:y2="12.934cm" draw:start-shape="id7" draw:end-shape="id8" draw:end-glue-point="2" svg:d="m9318 20685v-1143h4953v-6608" svg:viewBox="0 0 4954 7752">
          <text:p/>
        </draw:connector>
        <draw:custom-shape draw:style-name="gr1" draw:text-style-name="P1" xml:id="id9" draw:id="id9" draw:layer="layout" svg:width="6.477cm" svg:height="1.524cm" svg:x="14.081cm" svg:y="20.93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15.605cm" svg:y="21.07cm">
          <draw:text-box>
            <text:p>controlador</text:p>
          </draw:text-box>
        </draw:frame>
        <draw:connector draw:style-name="gr3" draw:text-style-name="P1" draw:layer="layout" svg:x1="14.271cm" svg:y1="12.934cm" svg:x2="17.319cm" svg:y2="20.939cm" draw:start-shape="id8" draw:end-shape="id9" svg:d="m14271 12934v4002h3048v4003" svg:viewBox="0 0 3049 8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cho </meta:initial-creator>
    <meta:creation-date>2013-10-23T00:08:52</meta:creation-date>
    <meta:generator>LibreOffice/4.0.2.2$Linux_X86_64 LibreOffice_project/400m0$Build-2</meta:generator>
    <dc:date>2013-10-23T00:14:30</dc:date>
    <dc:creator>Nacho </dc:creator>
    <meta:editing-duration>P0D</meta:editing-duration>
    <meta:editing-cycles>1</meta:editing-cycles>
    <meta:document-statistic meta:object-count="20"/>
  </office:meta>
</office:document-meta>
</file>